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ysql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college <text:s text:c="11"/>|</text:p>
      <text:p text:style-name="Standard">| employee <text:s text:c="10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sys <text:s text:c="15"/>|</text:p>
      <text:p text:style-name="Standard">+--------------------+</text:p>
      <text:p text:style-name="Standard">6 rows in set (0.00 sec)</text:p>
      <text:p text:style-name="Standard"/>
      <text:p text:style-name="Standard">mysql&gt; use college;</text:p>
      <text:p text:style-name="Standard">Database changed</text:p>
      <text:p text:style-name="Standard">mysql&gt; create table student(roll int, name varchar(10),branch char(5));</text:p>
      <text:p text:style-name="Standard">Query OK, 0 rows affected (0.66 sec)</text:p>
      <text:p text:style-name="Standard"/>
      <text:p text:style-name="Standard">mysql&gt; <text:s/>desc student;</text:p>
      <text:p text:style-name="Standard">+--------+-------------+------+-----+---------+-------+</text:p>
      <text:p text:style-name="Standard">| Field <text:s/>| Type <text:s text:c="7"/>| Null | Key | Default | Extra |</text:p>
      <text:p text:style-name="Standard">+--------+-------------+------+-----+---------+-------+</text:p>
      <text:p text:style-name="Standard">| roll <text:s text:c="2"/>| int <text:s text:c="8"/>| YES <text:s/>| <text:s text:c="4"/>| NULL <text:s text:c="3"/>| <text:s text:c="6"/>|</text:p>
      <text:p text:style-name="Standard">| name <text:s text:c="2"/>| varchar(10) | YES <text:s/>| <text:s text:c="4"/>| NULL <text:s text:c="3"/>| <text:s text:c="6"/>|</text:p>
      <text:p text:style-name="Standard">| branch | char(5) <text:s text:c="4"/>| YES <text:s/>| <text:s text:c="4"/>| NULL <text:s text:c="3"/>| <text:s text:c="6"/>|</text:p>
      <text:p text:style-name="Standard">+--------+-------------+------+-----+---------+-------+</text:p>
      <text:p text:style-name="Standard">3 rows in set (0.23 sec)</text:p>
      <text:p text:style-name="Standard"/>
      <text:p text:style-name="Standard">mysql&gt; use employee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ysql&gt; desc emp;</text:p>
      <text:p text:style-name="Standard">+--------+-------------+------+-----+---------+-------+</text:p>
      <text:p text:style-name="Standard">| Field <text:s/>| Type <text:s text:c="7"/>| Null | Key | Default | Extra |</text:p>
      <text:p text:style-name="Standard">+--------+-------------+------+-----+---------+-------+</text:p>
      <text:p text:style-name="Standard">| emp_id | int <text:s text:c="8"/>| YES <text:s/>| <text:s text:c="4"/>| NULL <text:s text:c="3"/>| <text:s text:c="6"/>|</text:p>
      <text:p text:style-name="Standard">| name <text:s text:c="2"/>| varchar(20) | YES <text:s/>| <text:s text:c="4"/>| NULL <text:s text:c="3"/>| <text:s text:c="6"/>|</text:p>
      <text:p text:style-name="Standard">+--------+-------------+------+-----+---------+-------+</text:p>
      <text:p text:style-name="Standard">2 rows in set (0.00 sec)</text:p>
      <text:p text:style-name="Standard"/>
      <text:p text:style-name="Standard">mysql&gt; use student;</text:p>
      <text:p text:style-name="Standard">ERROR 1049 (42000): Unknown database 'student'</text:p>
      <text:p text:style-name="Standard">mysql&gt; use college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ysql&gt; desc student;</text:p>
      <text:p text:style-name="Standard">+--------+-------------+------+-----+---------+-------+</text:p>
      <text:p text:style-name="Standard">| Field <text:s/>| Type <text:s text:c="7"/>| Null | Key | Default | Extra |</text:p>
      <text:p text:style-name="Standard"><text:soft-page-break/>+--------+-------------+------+-----+---------+-------+</text:p>
      <text:p text:style-name="Standard">| roll <text:s text:c="2"/>| int <text:s text:c="8"/>| YES <text:s/>| <text:s text:c="4"/>| NULL <text:s text:c="3"/>| <text:s text:c="6"/>|</text:p>
      <text:p text:style-name="Standard">| name <text:s text:c="2"/>| varchar(10) | YES <text:s/>| <text:s text:c="4"/>| NULL <text:s text:c="3"/>| <text:s text:c="6"/>|</text:p>
      <text:p text:style-name="Standard">| branch | char(5) <text:s text:c="4"/>| YES <text:s/>| <text:s text:c="4"/>| NULL <text:s text:c="3"/>| <text:s text:c="6"/>|</text:p>
      <text:p text:style-name="Standard">+--------+-------------+------+-----+---------+-------+</text:p>
      <text:p text:style-name="Standard">3 rows in set (0.01 sec)</text:p>
      <text:p text:style-name="Standard"/>
      <text:p text:style-name="Standard">mysql&gt; alter table student add marks int;</text:p>
      <text:p text:style-name="Standard">Query OK, 0 rows affected (0.80 sec)</text:p>
      <text:p text:style-name="Standard">Records: 0 <text:s/>Duplicates: 0 <text:s/>Warnings: 0</text:p>
      <text:p text:style-name="Standard"/>
      <text:p text:style-name="Standard">mysql&gt; desc student;</text:p>
      <text:p text:style-name="Standard">+--------+-------------+------+-----+---------+-------+</text:p>
      <text:p text:style-name="Standard">| Field <text:s/>| Type <text:s text:c="7"/>| Null | Key | Default | Extra |</text:p>
      <text:p text:style-name="Standard">+--------+-------------+------+-----+---------+-------+</text:p>
      <text:p text:style-name="Standard">| roll <text:s text:c="2"/>| int <text:s text:c="8"/>| YES <text:s/>| <text:s text:c="4"/>| NULL <text:s text:c="3"/>| <text:s text:c="6"/>|</text:p>
      <text:p text:style-name="Standard">| name <text:s text:c="2"/>| varchar(10) | YES <text:s/>| <text:s text:c="4"/>| NULL <text:s text:c="3"/>| <text:s text:c="6"/>|</text:p>
      <text:p text:style-name="Standard">| branch | char(5) <text:s text:c="4"/>| YES <text:s/>| <text:s text:c="4"/>| NULL <text:s text:c="3"/>| <text:s text:c="6"/>|</text:p>
      <text:p text:style-name="Standard">| marks <text:s/>| int <text:s text:c="8"/>| YES <text:s/>| <text:s text:c="4"/>| NULL <text:s text:c="3"/>| <text:s text:c="6"/>|</text:p>
      <text:p text:style-name="Standard">+--------+-------------+------+-----+---------+-------+</text:p>
      <text:p text:style-name="Standard">4 rows in set (0.00 sec)</text:p>
      <text:p text:style-name="Standard"/>
      <text:p text:style-name="Standard">mysql&gt; alter table student add id int first;</text:p>
      <text:p text:style-name="Standard">Query OK, 0 rows affected (0.46 sec)</text:p>
      <text:p text:style-name="Standard">Records: 0 <text:s/>Duplicates: 0 <text:s/>Warnings: 0</text:p>
      <text:p text:style-name="Standard"/>
      <text:p text:style-name="Standard">mysql&gt; desc student;</text:p>
      <text:p text:style-name="Standard">+--------+-------------+------+-----+---------+-------+</text:p>
      <text:p text:style-name="Standard">| Field <text:s/>| Type <text:s text:c="7"/>| Null | Key | Default | Extra |</text:p>
      <text:p text:style-name="Standard">+--------+-------------+------+-----+---------+-------+</text:p>
      <text:p text:style-name="Standard">| id <text:s text:c="4"/>| int <text:s text:c="8"/>| YES <text:s/>| <text:s text:c="4"/>| NULL <text:s text:c="3"/>| <text:s text:c="6"/>|</text:p>
      <text:p text:style-name="Standard">| roll <text:s text:c="2"/>| int <text:s text:c="8"/>| YES <text:s/>| <text:s text:c="4"/>| NULL <text:s text:c="3"/>| <text:s text:c="6"/>|</text:p>
      <text:p text:style-name="Standard">| name <text:s text:c="2"/>| varchar(10) | YES <text:s/>| <text:s text:c="4"/>| NULL <text:s text:c="3"/>| <text:s text:c="6"/>|</text:p>
      <text:p text:style-name="Standard">| branch | char(5) <text:s text:c="4"/>| YES <text:s/>| <text:s text:c="4"/>| NULL <text:s text:c="3"/>| <text:s text:c="6"/>|</text:p>
      <text:p text:style-name="Standard">| marks <text:s/>| int <text:s text:c="8"/>| YES <text:s/>| <text:s text:c="4"/>| NULL <text:s text:c="3"/>| <text:s text:c="6"/>|</text:p>
      <text:p text:style-name="Standard">+--------+-------------+------+-----+---------+-------+</text:p>
      <text:p text:style-name="Standard">5 rows in set (0.00 sec)</text:p>
      <text:p text:style-name="Standard"/>
      <text:p text:style-name="Standard">mysql&gt; alter table student add ph_no int last;</text:p>
      <text:p text:style-name="Standard">ERROR 1064 (42000): You have an error in your SQL syntax; check the manual that corresponds to your MySQL server version for the right syntax to use near 'last' at line 1</text:p>
      <text:p text:style-name="Standard">mysql&gt; alter table student add ph_no int after marks;</text:p>
      <text:p text:style-name="Standard">Query OK, 0 rows affected (0.60 sec)</text:p>
      <text:p text:style-name="Standard">Records: 0 <text:s/>Duplicates: 0 <text:s/>Warnings: 0</text:p>
      <text:p text:style-name="Standard"/>
      <text:p text:style-name="Standard">mysql&gt; desc student;</text:p>
      <text:p text:style-name="Standard">+--------+-------------+------+-----+---------+-------+</text:p>
      <text:p text:style-name="Standard">| Field <text:s/>| Type <text:s text:c="7"/>| Null | Key | Default | Extra |</text:p>
      <text:p text:style-name="Standard">+--------+-------------+------+-----+---------+-------+</text:p>
      <text:p text:style-name="Standard">| id <text:s text:c="4"/>| int <text:s text:c="8"/>| YES <text:s/>| <text:s text:c="4"/>| NULL <text:s text:c="3"/>| <text:s text:c="6"/>|</text:p>
      <text:p text:style-name="Standard">| roll <text:s text:c="2"/>| int <text:s text:c="8"/>| YES <text:s/>| <text:s text:c="4"/>| NULL <text:s text:c="3"/>| <text:s text:c="6"/>|</text:p>
      <text:p text:style-name="Standard">| name <text:s text:c="2"/>| varchar(10) | YES <text:s/>| <text:s text:c="4"/>| NULL <text:s text:c="3"/>| <text:s text:c="6"/>|</text:p>
      <text:p text:style-name="Standard"><text:soft-page-break/>| branch | char(5) <text:s text:c="4"/>| YES <text:s/>| <text:s text:c="4"/>| NULL <text:s text:c="3"/>| <text:s text:c="6"/>|</text:p>
      <text:p text:style-name="Standard">| marks <text:s/>| int <text:s text:c="8"/>| YES <text:s/>| <text:s text:c="4"/>| NULL <text:s text:c="3"/>| <text:s text:c="6"/>|</text:p>
      <text:p text:style-name="Standard">| ph_no <text:s/>| int <text:s text:c="8"/>| YES <text:s/>| <text:s text:c="4"/>| NULL <text:s text:c="3"/>| <text:s text:c="6"/>|</text:p>
      <text:p text:style-name="Standard">+--------+-------------+------+-----+---------+-------+</text:p>
      <text:p text:style-name="Standard">6 rows in set (0.00 sec)</text:p>
      <text:p text:style-name="Standard"/>
      <text:p text:style-name="Standard">mysql&gt; alter table student drop ph_n0;</text:p>
      <text:p text:style-name="Standard">ERROR 1091 (42000): Can't DROP 'ph_n0'; check that column/key exists</text:p>
      <text:p text:style-name="Standard">mysql&gt; alter table student drop coloumn ph_n0;</text:p>
      <text:p text:style-name="Standard">ERROR 1064 (42000): You have an error in your SQL syntax; check the manual that corresponds to your MySQL server version for the right syntax to use near 'ph_n0' at line 1</text:p>
      <text:p text:style-name="Standard">mysql&gt; alter table student drop column ph_n0;</text:p>
      <text:p text:style-name="Standard">ERROR 1091 (42000): Can't DROP 'ph_n0'; check that column/key exists</text:p>
      <text:p text:style-name="Standard">mysql&gt; alter table student drop column ph_no;</text:p>
      <text:p text:style-name="Standard">Query OK, 0 rows affected (0.69 sec)</text:p>
      <text:p text:style-name="Standard">Records: 0 <text:s/>Duplicates: 0 <text:s/>Warnings: 0</text:p>
      <text:p text:style-name="Standard"/>
      <text:p text:style-name="Standard">mysql&gt; desc student;</text:p>
      <text:p text:style-name="Standard">+--------+-------------+------+-----+---------+-------+</text:p>
      <text:p text:style-name="Standard">| Field <text:s/>| Type <text:s text:c="7"/>| Null | Key | Default | Extra |</text:p>
      <text:p text:style-name="Standard">+--------+-------------+------+-----+---------+-------+</text:p>
      <text:p text:style-name="Standard">| id <text:s text:c="4"/>| int <text:s text:c="8"/>| YES <text:s/>| <text:s text:c="4"/>| NULL <text:s text:c="3"/>| <text:s text:c="6"/>|</text:p>
      <text:p text:style-name="Standard">| roll <text:s text:c="2"/>| int <text:s text:c="8"/>| YES <text:s/>| <text:s text:c="4"/>| NULL <text:s text:c="3"/>| <text:s text:c="6"/>|</text:p>
      <text:p text:style-name="Standard">| name <text:s text:c="2"/>| varchar(10) | YES <text:s/>| <text:s text:c="4"/>| NULL <text:s text:c="3"/>| <text:s text:c="6"/>|</text:p>
      <text:p text:style-name="Standard">| branch | char(5) <text:s text:c="4"/>| YES <text:s/>| <text:s text:c="4"/>| NULL <text:s text:c="3"/>| <text:s text:c="6"/>|</text:p>
      <text:p text:style-name="Standard">| marks <text:s/>| int <text:s text:c="8"/>| YES <text:s/>| <text:s text:c="4"/>| NULL <text:s text:c="3"/>| <text:s text:c="6"/>|</text:p>
      <text:p text:style-name="Standard">+--------+-------------+------+-----+---------+-------+</text:p>
      <text:p text:style-name="Standard">5 rows in set (0.00 sec)</text:p>
      <text:p text:style-name="Standard"/>
      <text:p text:style-name="Standard">mysql&gt; <text:s/>alter table student modify name int;</text:p>
      <text:p text:style-name="Standard">^[[A^[[AQuery OK, 0 rows affected (3.44 sec)</text:p>
      <text:p text:style-name="Standard">Records: 0 <text:s/>Duplicates: 0 <text:s/>Warnings: 0</text:p>
      <text:p text:style-name="Standard"/>
      <text:p text:style-name="Standard">mysql&gt; desc student;</text:p>
      <text:p text:style-name="Standard">+--------+---------+------+-----+---------+-------+</text:p>
      <text:p text:style-name="Standard">| Field <text:s/>| Type <text:s text:c="3"/>| Null | Key | Default | Extra |</text:p>
      <text:p text:style-name="Standard">+--------+---------+------+-----+---------+-------+</text:p>
      <text:p text:style-name="Standard">| id <text:s text:c="4"/>| int <text:s text:c="4"/>| YES <text:s/>| <text:s text:c="4"/>| NULL <text:s text:c="3"/>| <text:s text:c="6"/>|</text:p>
      <text:p text:style-name="Standard">| roll <text:s text:c="2"/>| int <text:s text:c="4"/>| YES <text:s/>| <text:s text:c="4"/>| NULL <text:s text:c="3"/>| <text:s text:c="6"/>|</text:p>
      <text:p text:style-name="Standard">| name <text:s text:c="2"/>| int <text:s text:c="4"/>| YES <text:s/>| <text:s text:c="4"/>| NULL <text:s text:c="3"/>| <text:s text:c="6"/>|</text:p>
      <text:p text:style-name="Standard">| branch | char(5) | YES <text:s/>| <text:s text:c="4"/>| NULL <text:s text:c="3"/>| <text:s text:c="6"/>|</text:p>
      <text:p text:style-name="Standard">| marks <text:s/>| int <text:s text:c="4"/>| YES <text:s/>| <text:s text:c="4"/>| NULL <text:s text:c="3"/>| <text:s text:c="6"/>|</text:p>
      <text:p text:style-name="Standard">+--------+---------+------+-----+---------+-------+</text:p>
      <text:p text:style-name="Standard">5 rows in set (0.00 sec)</text:p>
      <text:p text:style-name="Standard"/>
      <text:p text:style-name="Standard">mysql&gt; alter table student modify name int;</text:p>
      <text:p text:style-name="Standard">Query OK, 0 rows affected (0.24 sec)</text:p>
      <text:p text:style-name="Standard">Records: 0 <text:s/>Duplicates: 0 <text:s/>Warnings: 0</text:p>
      <text:p text:style-name="Standard"/>
      <text:p text:style-name="Standard">mysql&gt; desc student;</text:p>
      <text:p text:style-name="Standard">+--------+---------+------+-----+---------+-------+</text:p>
      <text:p text:style-name="Standard">| Field <text:s/>| Type <text:s text:c="3"/>| Null | Key | Default | Extra |</text:p>
      <text:p text:style-name="Standard"><text:soft-page-break/>+--------+---------+------+-----+---------+-------+</text:p>
      <text:p text:style-name="Standard">| id <text:s text:c="4"/>| int <text:s text:c="4"/>| YES <text:s/>| <text:s text:c="4"/>| NULL <text:s text:c="3"/>| <text:s text:c="6"/>|</text:p>
      <text:p text:style-name="Standard">| roll <text:s text:c="2"/>| int <text:s text:c="4"/>| YES <text:s/>| <text:s text:c="4"/>| NULL <text:s text:c="3"/>| <text:s text:c="6"/>|</text:p>
      <text:p text:style-name="Standard">| name <text:s text:c="2"/>| int <text:s text:c="4"/>| YES <text:s/>| <text:s text:c="4"/>| NULL <text:s text:c="3"/>| <text:s text:c="6"/>|</text:p>
      <text:p text:style-name="Standard">| branch | char(5) | YES <text:s/>| <text:s text:c="4"/>| NULL <text:s text:c="3"/>| <text:s text:c="6"/>|</text:p>
      <text:p text:style-name="Standard">| marks <text:s/>| int <text:s text:c="4"/>| YES <text:s/>| <text:s text:c="4"/>| NULL <text:s text:c="3"/>| <text:s text:c="6"/>|</text:p>
      <text:p text:style-name="Standard">+--------+---------+------+-----+---------+-------+</text:p>
      <text:p text:style-name="Standard">5 rows in set (0.00 sec)</text:p>
      <text:p text:style-name="Standard"/>
      <text:p text:style-name="Standard">mysql&gt; alter table student marks result varchar(20);</text:p>
      <text:p text:style-name="Standard">ERROR 1064 (42000): You have an error in your SQL syntax; check the manual that corresponds to your MySQL server version for the right syntax to use near 'marks result varchar(20)' at line 1</text:p>
      <text:p text:style-name="Standard">mysql&gt; alter table student marks result int(20);</text:p>
      <text:p text:style-name="Standard">ERROR 1064 (42000): You have an error in your SQL syntax; check the manual that corresponds to your MySQL server version for the right syntax to use near 'marks result int(20)' at line 1</text:p>
      <text:p text:style-name="Standard">mysql&gt; alter table student marks int result int(20);</text:p>
      <text:p text:style-name="Standard">ERROR 1064 (42000): You have an error in your SQL syntax; check the manual that corresponds to your MySQL server version for the right syntax to use near 'marks int result int(20)' at line 1</text:p>
      <text:p text:style-name="Standard">mysql&gt; alter table student change marks int result int(20);</text:p>
      <text:p text:style-name="Standard">ERROR 1064 (42000): You have an error in your SQL syntax; check the manual that corresponds to your MySQL server version for the right syntax to use near 'int result int(20)' at line 1</text:p>
      <text:p text:style-name="Standard">mysql&gt; alter table student changemarks <text:s/>result int(20);</text:p>
      <text:p text:style-name="Standard">ERROR 1064 (42000): You have an error in your SQL syntax; check the manual that corresponds to your MySQL server version for the right syntax to use near 'changemarks <text:s/>result int(20)' at line 1</text:p>
      <text:p text:style-name="Standard">mysql&gt; alter table student change marks result int(20);</text:p>
      <text:p text:style-name="Standard">Query OK, 0 rows affected, 1 warning (0.57 sec)</text:p>
      <text:p text:style-name="Standard">Records: 0 <text:s/>Duplicates: 0 <text:s/>Warnings: 1</text:p>
      <text:p text:style-name="Standard"/>
      <text:p text:style-name="Standard">mysql&gt; desc student;</text:p>
      <text:p text:style-name="Standard">+--------+---------+------+-----+---------+-------+</text:p>
      <text:p text:style-name="Standard">| Field <text:s/>| Type <text:s text:c="3"/>| Null | Key | Default | Extra |</text:p>
      <text:p text:style-name="Standard">+--------+---------+------+-----+---------+-------+</text:p>
      <text:p text:style-name="Standard">| id <text:s text:c="4"/>| int <text:s text:c="4"/>| YES <text:s/>| <text:s text:c="4"/>| NULL <text:s text:c="3"/>| <text:s text:c="6"/>|</text:p>
      <text:p text:style-name="Standard">| roll <text:s text:c="2"/>| int <text:s text:c="4"/>| YES <text:s/>| <text:s text:c="4"/>| NULL <text:s text:c="3"/>| <text:s text:c="6"/>|</text:p>
      <text:p text:style-name="Standard">| name <text:s text:c="2"/>| int <text:s text:c="4"/>| YES <text:s/>| <text:s text:c="4"/>| NULL <text:s text:c="3"/>| <text:s text:c="6"/>|</text:p>
      <text:p text:style-name="Standard">| branch | char(5) | YES <text:s/>| <text:s text:c="4"/>| NULL <text:s text:c="3"/>| <text:s text:c="6"/>|</text:p>
      <text:p text:style-name="Standard">| result | int <text:s text:c="4"/>| YES <text:s/>| <text:s text:c="4"/>| NULL <text:s text:c="3"/>| <text:s text:c="6"/>|</text:p>
      <text:p text:style-name="Standard">+--------+---------+------+-----+---------+-------+</text:p>
      <text:p text:style-name="Standard">5 rows in set (0.01 sec)</text:p>
      <text:p text:style-name="Standard"/>
      <text:p text:style-name="Standard">mysql&gt; alter table student rename branch course varchar(20);</text:p>
      <text:p text:style-name="Standard">ERROR 1064 (42000): You have an error in your SQL syntax; check the manual that corresponds to your MySQL server version for the right syntax to use near 'course varchar(20)' at line 1</text:p>
      <text:p text:style-name="Standard">mysql&gt; alter table student rename branch course;</text:p>
      <text:p text:style-name="Standard">ERROR 1064 (42000): You have an error in your SQL syntax; check the manual that corresponds to your MySQL server version for the right syntax to use near 'course' at line 1</text:p>
      <text:p text:style-name="Standard">mysql&gt; alter table student rename n;</text:p>
      <text:p text:style-name="Standard">Query OK, 0 rows affected (0.81 sec)</text:p>
      <text:p text:style-name="Standard"/>
      <text:p text:style-name="Standard">mysql&gt; desc student;</text:p>
      <text:p text:style-name="Standard">ERROR 1146 (42S02): Table 'college.student' doesn't exist</text:p>
      <text:p text:style-name="Standard">mysql&gt; desc n;</text:p>
      <text:p text:style-name="Standard"><text:soft-page-break/>+--------+---------+------+-----+---------+-------+</text:p>
      <text:p text:style-name="Standard">| Field <text:s/>| Type <text:s text:c="3"/>| Null | Key | Default | Extra |</text:p>
      <text:p text:style-name="Standard">+--------+---------+------+-----+---------+-------+</text:p>
      <text:p text:style-name="Standard">| id <text:s text:c="4"/>| int <text:s text:c="4"/>| YES <text:s/>| <text:s text:c="4"/>| NULL <text:s text:c="3"/>| <text:s text:c="6"/>|</text:p>
      <text:p text:style-name="Standard">| roll <text:s text:c="2"/>| int <text:s text:c="4"/>| YES <text:s/>| <text:s text:c="4"/>| NULL <text:s text:c="3"/>| <text:s text:c="6"/>|</text:p>
      <text:p text:style-name="Standard">| name <text:s text:c="2"/>| int <text:s text:c="4"/>| YES <text:s/>| <text:s text:c="4"/>| NULL <text:s text:c="3"/>| <text:s text:c="6"/>|</text:p>
      <text:p text:style-name="Standard">| branch | char(5) | YES <text:s/>| <text:s text:c="4"/>| NULL <text:s text:c="3"/>| <text:s text:c="6"/>|</text:p>
      <text:p text:style-name="Standard">| result | int <text:s text:c="4"/>| YES <text:s/>| <text:s text:c="4"/>| NULL <text:s text:c="3"/>| <text:s text:c="6"/>|</text:p>
      <text:p text:style-name="Standard">+--------+---------+------+-----+---------+-------+</text:p>
      <text:p text:style-name="Standard">5 rows in set (0.00 sec)</text:p>
      <text:p text:style-name="Standard"/>
      <text:p text:style-name="Standard">mysql&gt; alter table n rename student;</text:p>
      <text:p text:style-name="Standard">Query OK, 0 rows affected (0.59 sec)</text:p>
      <text:p text:style-name="Standard"/>
      <text:p text:style-name="Standard">mysql&gt; desc student;</text:p>
      <text:p text:style-name="Standard">+--------+---------+------+-----+---------+-------+</text:p>
      <text:p text:style-name="Standard">| Field <text:s/>| Type <text:s text:c="3"/>| Null | Key | Default | Extra |</text:p>
      <text:p text:style-name="Standard">+--------+---------+------+-----+---------+-------+</text:p>
      <text:p text:style-name="Standard">| id <text:s text:c="4"/>| int <text:s text:c="4"/>| YES <text:s/>| <text:s text:c="4"/>| NULL <text:s text:c="3"/>| <text:s text:c="6"/>|</text:p>
      <text:p text:style-name="Standard">| roll <text:s text:c="2"/>| int <text:s text:c="4"/>| YES <text:s/>| <text:s text:c="4"/>| NULL <text:s text:c="3"/>| <text:s text:c="6"/>|</text:p>
      <text:p text:style-name="Standard">| name <text:s text:c="2"/>| int <text:s text:c="4"/>| YES <text:s/>| <text:s text:c="4"/>| NULL <text:s text:c="3"/>| <text:s text:c="6"/>|</text:p>
      <text:p text:style-name="Standard">| branch | char(5) | YES <text:s/>| <text:s text:c="4"/>| NULL <text:s text:c="3"/>| <text:s text:c="6"/>|</text:p>
      <text:p text:style-name="Standard">| result | int <text:s text:c="4"/>| YES <text:s/>| <text:s text:c="4"/>| NULL <text:s text:c="3"/>| <text:s text:c="6"/>|</text:p>
      <text:p text:style-name="Standard">+--------+---------+------+-----+---------+-------+</text:p>
      <text:p text:style-name="Standard">5 rows in set (0.00 sec)</text:p>
      <text:p text:style-name="Standard"/>
      <text:p text:style-name="Standard">mysql&gt; use employee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ysql&gt; create table Employee(emp_id int(10) notnull primary key,emp_name varchar(20),emp_age int not null,emp_sal int(10) not null);</text:p>
      <text:p text:style-name="Standard">ERROR 1064 (42000): You have an error in your SQL syntax; check the manual that corresponds to your MySQL server version for the right syntax to use near 'notnull primary key,emp_name varchar(20),emp_age int not null,emp_sal int(10) no' at line 1</text:p>
      <text:p text:style-name="Standard">mysql&gt; create table Employee(emp_id int(10) not null primary key,emp_name varchar(20),emp_age int not null,emp_sal int(10) not null);</text:p>
      <text:p text:style-name="Standard">Query OK, 0 rows affected, 2 warnings (0.78 sec)</text:p>
      <text:p text:style-name="Standard"/>
      <text:p text:style-name="Standard">mysql&gt; desc Employee;</text:p>
      <text:p text:style-name="Standard">+----------+-------------+------+-----+---------+-------+</text:p>
      <text:p text:style-name="Standard">| Field <text:s text:c="3"/>| Type <text:s text:c="7"/>| Null | Key | Default | Extra |</text:p>
      <text:p text:style-name="Standard">+----------+-------------+------+-----+---------+-------+</text:p>
      <text:p text:style-name="Standard">| emp_id <text:s text:c="2"/>| int <text:s text:c="8"/>| NO <text:s text:c="2"/>| PRI | NULL <text:s text:c="3"/>| <text:s text:c="6"/>|</text:p>
      <text:p text:style-name="Standard">| emp_name | varchar(20) | YES <text:s/>| <text:s text:c="4"/>| NULL <text:s text:c="3"/>| <text:s text:c="6"/>|</text:p>
      <text:p text:style-name="Standard">| emp_age <text:s/>| int <text:s text:c="8"/>| NO <text:s text:c="2"/>| <text:s text:c="4"/>| NULL <text:s text:c="3"/>| <text:s text:c="6"/>|</text:p>
      <text:p text:style-name="Standard">| emp_sal <text:s/>| int <text:s text:c="8"/>| NO <text:s text:c="2"/>| <text:s text:c="4"/>| NULL <text:s text:c="3"/>| <text:s text:c="6"/>|</text:p>
      <text:p text:style-name="Standard">+----------+-------------+------+-----+---------+-------+</text:p>
      <text:p text:style-name="Standard">4 rows in set (0.01 sec)</text:p>
      <text:p text:style-name="Standard"/>
      <text:p text:style-name="Standard">mysql&gt; describe Employee;</text:p>
      <text:p text:style-name="Standard"><text:soft-page-break/>+----------+-------------+------+-----+---------+-------+</text:p>
      <text:p text:style-name="Standard">| Field <text:s text:c="3"/>| Type <text:s text:c="7"/>| Null | Key | Default | Extra |</text:p>
      <text:p text:style-name="Standard">+----------+-------------+------+-----+---------+-------+</text:p>
      <text:p text:style-name="Standard">| emp_id <text:s text:c="2"/>| int <text:s text:c="8"/>| NO <text:s text:c="2"/>| PRI | NULL <text:s text:c="3"/>| <text:s text:c="6"/>|</text:p>
      <text:p text:style-name="Standard">| emp_name | varchar(20) | YES <text:s/>| <text:s text:c="4"/>| NULL <text:s text:c="3"/>| <text:s text:c="6"/>|</text:p>
      <text:p text:style-name="Standard">| emp_age <text:s/>| int <text:s text:c="8"/>| NO <text:s text:c="2"/>| <text:s text:c="4"/>| NULL <text:s text:c="3"/>| <text:s text:c="6"/>|</text:p>
      <text:p text:style-name="Standard">| emp_sal <text:s/>| int <text:s text:c="8"/>| NO <text:s text:c="2"/>| <text:s text:c="4"/>| NULL <text:s text:c="3"/>| <text:s text:c="6"/>|</text:p>
      <text:p text:style-name="Standard">+----------+-------------+------+-----+---------+-------+</text:p>
      <text:p text:style-name="Standard">4 rows in set (0.00 sec)</text:p>
      <text:p text:style-name="Standard"/>
      <text:p text:style-name="Standard">mysql&gt; insert into Employee values(101,"mehnaz",23,50000);</text:p>
      <text:p text:style-name="Standard">Query OK, 1 row affected (0.16 sec)</text:p>
      <text:p text:style-name="Standard"/>
      <text:p text:style-name="Standard">mysql&gt; describe Employee;</text:p>
      <text:p text:style-name="Standard">+----------+-------------+------+-----+---------+-------+</text:p>
      <text:p text:style-name="Standard">| Field <text:s text:c="3"/>| Type <text:s text:c="7"/>| Null | Key | Default | Extra |</text:p>
      <text:p text:style-name="Standard">+----------+-------------+------+-----+---------+-------+</text:p>
      <text:p text:style-name="Standard">| emp_id <text:s text:c="2"/>| int <text:s text:c="8"/>| NO <text:s text:c="2"/>| PRI | NULL <text:s text:c="3"/>| <text:s text:c="6"/>|</text:p>
      <text:p text:style-name="Standard">| emp_name | varchar(20) | YES <text:s/>| <text:s text:c="4"/>| NULL <text:s text:c="3"/>| <text:s text:c="6"/>|</text:p>
      <text:p text:style-name="Standard">| emp_age <text:s/>| int <text:s text:c="8"/>| NO <text:s text:c="2"/>| <text:s text:c="4"/>| NULL <text:s text:c="3"/>| <text:s text:c="6"/>|</text:p>
      <text:p text:style-name="Standard">| emp_sal <text:s/>| int <text:s text:c="8"/>| NO <text:s text:c="2"/>| <text:s text:c="4"/>| NULL <text:s text:c="3"/>| <text:s text:c="6"/>|</text:p>
      <text:p text:style-name="Standard">+----------+-------------+------+-----+---------+-------+</text:p>
      <text:p text:style-name="Standard">4 rows in set (0.00 sec)</text:p>
      <text:p text:style-name="Standard"/>
      <text:p text:style-name="Standard">mysql&gt; select *from Employee;</text:p>
      <text:p text:style-name="Standard">+--------+----------+---------+---------+</text:p>
      <text:p text:style-name="Standard">| emp_id | emp_name | emp_age | emp_sal |</text:p>
      <text:p text:style-name="Standard">+--------+----------+---------+---------+</text:p>
      <text:p text:style-name="Standard">| <text:s text:c="3"/>101 | mehnaz <text:s text:c="2"/>| <text:s text:c="5"/>23 | <text:s text:c="2"/>50000 |</text:p>
      <text:p text:style-name="Standard">+--------+----------+---------+---------+</text:p>
      <text:p text:style-name="Standard">1 row in set (0.00 sec)</text:p>
      <text:p text:style-name="Standard"/>
      <text:p text:style-name="Standard">mysql&gt; insert into Employee value(102,"alqama",27,50000);</text:p>
      <text:p text:style-name="Standard">Query OK, 1 row affected (0.11 sec)</text:p>
      <text:p text:style-name="Standard"/>
      <text:p text:style-name="Standard">mysql&gt; select * from Employee;</text:p>
      <text:p text:style-name="Standard">+--------+----------+---------+---------+</text:p>
      <text:p text:style-name="Standard">| emp_id | emp_name | emp_age | emp_sal |</text:p>
      <text:p text:style-name="Standard">+--------+----------+---------+---------+</text:p>
      <text:p text:style-name="Standard">| <text:s text:c="3"/>101 | mehnaz <text:s text:c="2"/>| <text:s text:c="5"/>23 | <text:s text:c="2"/>50000 |</text:p>
      <text:p text:style-name="Standard">| <text:s text:c="3"/>102 | alqama <text:s text:c="2"/>| <text:s text:c="5"/>27 | <text:s text:c="2"/>50000 |</text:p>
      <text:p text:style-name="Standard">+--------+----------+---------+---------+</text:p>
      <text:p text:style-name="Standard">2 rows in set (0.00 sec)</text:p>
      <text:p text:style-name="Standard"/>
      <text:p text:style-name="Standard">mysql&gt; insert into Employee value(103,"sanjeeda",49,80000);</text:p>
      <text:p text:style-name="Standard">Query OK, 1 row affected (0.16 sec)</text:p>
      <text:p text:style-name="Standard"/>
      <text:p text:style-name="Standard">mysql&gt; insert into Employee value(104,"isha",50,70000),(105,"arbaz",28,60000);</text:p>
      <text:p text:style-name="Standard">Query OK, 2 rows affected (0.13 sec)</text:p>
      <text:p text:style-name="Standard">Records: 2 <text:s/>Duplicates: 0 <text:s/>Warnings: 0</text:p>
      <text:p text:style-name="Standard"/>
      <text:p text:style-name="Standard">mysql&gt; select * from Employee;</text:p>
      <text:p text:style-name="Standard"><text:soft-page-break/>+--------+----------+---------+---------+</text:p>
      <text:p text:style-name="Standard">| emp_id | emp_name | emp_age | emp_sal |</text:p>
      <text:p text:style-name="Standard">+--------+----------+---------+---------+</text:p>
      <text:p text:style-name="Standard">| <text:s text:c="3"/>101 | mehnaz <text:s text:c="2"/>| <text:s text:c="5"/>23 | <text:s text:c="2"/>50000 |</text:p>
      <text:p text:style-name="Standard">| <text:s text:c="3"/>102 | alqama <text:s text:c="2"/>| <text:s text:c="5"/>27 | <text:s text:c="2"/>50000 |</text:p>
      <text:p text:style-name="Standard">| <text:s text:c="3"/>103 | sanjeeda | <text:s text:c="5"/>49 | <text:s text:c="2"/>80000 |</text:p>
      <text:p text:style-name="Standard">| <text:s text:c="3"/>104 | isha <text:s text:c="4"/>| <text:s text:c="5"/>50 | <text:s text:c="2"/>70000 |</text:p>
      <text:p text:style-name="Standard">| <text:s text:c="3"/>105 | arbaz <text:s text:c="3"/>| <text:s text:c="5"/>28 | <text:s text:c="2"/>60000 |</text:p>
      <text:p text:style-name="Standard">+--------+----------+---------+---------+</text:p>
      <text:p text:style-name="Standard">5 rows in set (0.00 sec)</text:p>
      <text:p text:style-name="Standard"/>
      <text:p text:style-name="Standard">mysql&gt; update Employee set emp_name="sonu" where emp_name="arbaz";</text:p>
      <text:p text:style-name="Standard">Query OK, 1 row affected (0.16 sec)</text:p>
      <text:p text:style-name="Standard">Rows matched: 1 <text:s/>Changed: 1 <text:s/>Warnings: 0</text:p>
      <text:p text:style-name="Standard"/>
      <text:p text:style-name="Standard">mysql&gt; select * from Employee;</text:p>
      <text:p text:style-name="Standard">+--------+----------+---------+---------+</text:p>
      <text:p text:style-name="Standard">| emp_id | emp_name | emp_age | emp_sal |</text:p>
      <text:p text:style-name="Standard">+--------+----------+---------+---------+</text:p>
      <text:p text:style-name="Standard">| <text:s text:c="3"/>101 | mehnaz <text:s text:c="2"/>| <text:s text:c="5"/>23 | <text:s text:c="2"/>50000 |</text:p>
      <text:p text:style-name="Standard">| <text:s text:c="3"/>102 | alqama <text:s text:c="2"/>| <text:s text:c="5"/>27 | <text:s text:c="2"/>50000 |</text:p>
      <text:p text:style-name="Standard">| <text:s text:c="3"/>103 | sanjeeda | <text:s text:c="5"/>49 | <text:s text:c="2"/>80000 |</text:p>
      <text:p text:style-name="Standard">| <text:s text:c="3"/>104 | isha <text:s text:c="4"/>| <text:s text:c="5"/>50 | <text:s text:c="2"/>70000 |</text:p>
      <text:p text:style-name="Standard">| <text:s text:c="3"/>105 | sonu <text:s text:c="4"/>| <text:s text:c="5"/>28 | <text:s text:c="2"/>60000 |</text:p>
      <text:p text:style-name="Standard">+--------+----------+---------+---------+</text:p>
      <text:p text:style-name="Standard">5 rows in set (0.01 sec)</text:p>
      <text:p text:style-name="Standard"/>
      <text:p text:style-name="Standard">mysql&gt; update Employee set emp_name=Isha,emp_age=55 where emp_name="isha";</text:p>
      <text:p text:style-name="Standard">ERROR 1054 (42S22): Unknown column 'Isha' in 'field list'</text:p>
      <text:p text:style-name="Standard">mysql&gt; update Employee set emp_name="Ishakhah",emp_age=55 where emp_name="isha";</text:p>
      <text:p text:style-name="Standard">Query OK, 1 row affected (0.08 sec)</text:p>
      <text:p text:style-name="Standard">Rows matched: 1 <text:s/>Changed: 1 <text:s/>Warnings: 0</text:p>
      <text:p text:style-name="Standard"/>
      <text:p text:style-name="Standard">mysql&gt; select * from Employee;</text:p>
      <text:p text:style-name="Standard">+--------+----------+---------+---------+</text:p>
      <text:p text:style-name="Standard">| emp_id | emp_name | emp_age | emp_sal |</text:p>
      <text:p text:style-name="Standard">+--------+----------+---------+---------+</text:p>
      <text:p text:style-name="Standard">| <text:s text:c="3"/>101 | mehnaz <text:s text:c="2"/>| <text:s text:c="5"/>23 | <text:s text:c="2"/>50000 |</text:p>
      <text:p text:style-name="Standard">| <text:s text:c="3"/>102 | alqama <text:s text:c="2"/>| <text:s text:c="5"/>27 | <text:s text:c="2"/>50000 |</text:p>
      <text:p text:style-name="Standard">| <text:s text:c="3"/>103 | sanjeeda | <text:s text:c="5"/>49 | <text:s text:c="2"/>80000 |</text:p>
      <text:p text:style-name="Standard">| <text:s text:c="3"/>104 | Ishakhah | <text:s text:c="5"/>55 | <text:s text:c="2"/>70000 |</text:p>
      <text:p text:style-name="Standard">| <text:s text:c="3"/>105 | sonu <text:s text:c="4"/>| <text:s text:c="5"/>28 | <text:s text:c="2"/>60000 |</text:p>
      <text:p text:style-name="Standard">+--------+----------+---------+---------+</text:p>
      <text:p text:style-name="Standard">5 rows in set (0.00 sec)</text:p>
      <text:p text:style-name="Standard"/>
      <text:p text:style-name="Standard">mysql&gt; update Employee set emp_name="Isha",emp_age=55 where emp_name="Ishakhan";</text:p>
      <text:p text:style-name="Standard">Query OK, 0 rows affected (0.00 sec)</text:p>
      <text:p text:style-name="Standard">Rows matched: 0 <text:s/>Changed: 0 <text:s/>Warnings: 0</text:p>
      <text:p text:style-name="Standard"/>
      <text:p text:style-name="Standard">mysql&gt; select * from Employee;</text:p>
      <text:p text:style-name="Standard">+--------+----------+---------+---------+</text:p>
      <text:p text:style-name="Standard">| emp_id | emp_name | emp_age | emp_sal |</text:p>
      <text:p text:style-name="Standard"><text:soft-page-break/>+--------+----------+---------+---------+</text:p>
      <text:p text:style-name="Standard">| <text:s text:c="3"/>101 | mehnaz <text:s text:c="2"/>| <text:s text:c="5"/>23 | <text:s text:c="2"/>50000 |</text:p>
      <text:p text:style-name="Standard">| <text:s text:c="3"/>102 | alqama <text:s text:c="2"/>| <text:s text:c="5"/>27 | <text:s text:c="2"/>50000 |</text:p>
      <text:p text:style-name="Standard">| <text:s text:c="3"/>103 | sanjeeda | <text:s text:c="5"/>49 | <text:s text:c="2"/>80000 |</text:p>
      <text:p text:style-name="Standard">| <text:s text:c="3"/>104 | Ishakhah | <text:s text:c="5"/>55 | <text:s text:c="2"/>70000 |</text:p>
      <text:p text:style-name="Standard">| <text:s text:c="3"/>105 | sonu <text:s text:c="4"/>| <text:s text:c="5"/>28 | <text:s text:c="2"/>60000 |</text:p>
      <text:p text:style-name="Standard">+--------+----------+---------+---------+</text:p>
      <text:p text:style-name="Standard">5 rows in set (0.00 sec)</text:p>
      <text:p text:style-name="Standard"/>
      <text:p text:style-name="Standard">mysql&gt; select * from Employee;</text:p>
      <text:p text:style-name="Standard">+--------+----------+---------+---------+</text:p>
      <text:p text:style-name="Standard">| emp_id | emp_name | emp_age | emp_sal |</text:p>
      <text:p text:style-name="Standard">+--------+----------+---------+---------+</text:p>
      <text:p text:style-name="Standard">| <text:s text:c="3"/>101 | mehnaz <text:s text:c="2"/>| <text:s text:c="5"/>23 | <text:s text:c="2"/>50000 |</text:p>
      <text:p text:style-name="Standard">| <text:s text:c="3"/>102 | alqama <text:s text:c="2"/>| <text:s text:c="5"/>27 | <text:s text:c="2"/>50000 |</text:p>
      <text:p text:style-name="Standard">| <text:s text:c="3"/>103 | sanjeeda | <text:s text:c="5"/>49 | <text:s text:c="2"/>80000 |</text:p>
      <text:p text:style-name="Standard">| <text:s text:c="3"/>104 | Ishakhah | <text:s text:c="5"/>55 | <text:s text:c="2"/>70000 |</text:p>
      <text:p text:style-name="Standard">| <text:s text:c="3"/>105 | sonu <text:s text:c="4"/>| <text:s text:c="5"/>28 | <text:s text:c="2"/>60000 |</text:p>
      <text:p text:style-name="Standard">+--------+----------+---------+---------+</text:p>
      <text:p text:style-name="Standard">5 rows in set (0.00 sec)</text:p>
      <text:p text:style-name="Standard"/>
      <text:p text:style-name="Standard">mysql&gt; update Employee set emp_name="Ishak",emp_age=55 where emp_name="Ishakhan";</text:p>
      <text:p text:style-name="Standard">Query OK, 0 rows affected (0.00 sec)</text:p>
      <text:p text:style-name="Standard">Rows matched: 0 <text:s/>Changed: 0 <text:s/>Warnings: 0</text:p>
      <text:p text:style-name="Standard"/>
      <text:p text:style-name="Standard">mysql&gt; select * from Employee;</text:p>
      <text:p text:style-name="Standard">+--------+----------+---------+---------+</text:p>
      <text:p text:style-name="Standard">| emp_id | emp_name | emp_age | emp_sal |</text:p>
      <text:p text:style-name="Standard">+--------+----------+---------+---------+</text:p>
      <text:p text:style-name="Standard">| <text:s text:c="3"/>101 | mehnaz <text:s text:c="2"/>| <text:s text:c="5"/>23 | <text:s text:c="2"/>50000 |</text:p>
      <text:p text:style-name="Standard">| <text:s text:c="3"/>102 | alqama <text:s text:c="2"/>| <text:s text:c="5"/>27 | <text:s text:c="2"/>50000 |</text:p>
      <text:p text:style-name="Standard">| <text:s text:c="3"/>103 | sanjeeda | <text:s text:c="5"/>49 | <text:s text:c="2"/>80000 |</text:p>
      <text:p text:style-name="Standard">| <text:s text:c="3"/>104 | Ishakhah | <text:s text:c="5"/>55 | <text:s text:c="2"/>70000 |</text:p>
      <text:p text:style-name="Standard">| <text:s text:c="3"/>105 | sonu <text:s text:c="4"/>| <text:s text:c="5"/>28 | <text:s text:c="2"/>60000 |</text:p>
      <text:p text:style-name="Standard">+--------+----------+---------+---------+</text:p>
      <text:p text:style-name="Standard">5 rows in set (0.00 sec)</text:p>
      <text:p text:style-name="Standard"/>
      <text:p text:style-name="Standard">mysql&gt; alter table Employee emp_name add priti after sonu;</text:p>
      <text:p text:style-name="Standard">ERROR 1064 (42000): You have an error in your SQL syntax; check the manual that corresponds to your MySQL server version for the right syntax to use near 'emp_name add priti after sonu' at line 1</text:p>
      <text:p text:style-name="Standard">mysql&gt; alter table Employee emp_name add priti after emp_name="sonu";</text:p>
      <text:p text:style-name="Standard">ERROR 1064 (42000): You have an error in your SQL syntax; check the manual that corresponds to your MySQL server version for the right syntax to use near 'emp_name add priti after emp_name="sonu"' at line 1</text:p>
      <text:p text:style-name="Standard">mysql&gt; insert into Employee value(105,"priti",48,49809);</text:p>
      <text:p text:style-name="Standard">ERROR 1062 (23000): Duplicate entry '105' for key 'Employee.PRIMARY'</text:p>
      <text:p text:style-name="Standard">mysql&gt; insert into Employee value(106,"priti",48,49809);</text:p>
      <text:p text:style-name="Standard">Query OK, 1 row affected (0.10 sec)</text:p>
      <text:p text:style-name="Standard"/>
      <text:p text:style-name="Standard">mysql&gt; select * from Employee;</text:p>
      <text:p text:style-name="Standard">+--------+----------+---------+---------+</text:p>
      <text:p text:style-name="Standard">| emp_id | emp_name | emp_age | emp_sal |</text:p>
      <text:p text:style-name="Standard"><text:soft-page-break/>+--------+----------+---------+---------+</text:p>
      <text:p text:style-name="Standard">| <text:s text:c="3"/>101 | mehnaz <text:s text:c="2"/>| <text:s text:c="5"/>23 | <text:s text:c="2"/>50000 |</text:p>
      <text:p text:style-name="Standard">| <text:s text:c="3"/>102 | alqama <text:s text:c="2"/>| <text:s text:c="5"/>27 | <text:s text:c="2"/>50000 |</text:p>
      <text:p text:style-name="Standard">| <text:s text:c="3"/>103 | sanjeeda | <text:s text:c="5"/>49 | <text:s text:c="2"/>80000 |</text:p>
      <text:p text:style-name="Standard">| <text:s text:c="3"/>104 | Ishakhah | <text:s text:c="5"/>55 | <text:s text:c="2"/>70000 |</text:p>
      <text:p text:style-name="Standard">| <text:s text:c="3"/>105 | sonu <text:s text:c="4"/>| <text:s text:c="5"/>28 | <text:s text:c="2"/>60000 |</text:p>
      <text:p text:style-name="Standard">| <text:s text:c="3"/>106 | priti <text:s text:c="3"/>| <text:s text:c="5"/>48 | <text:s text:c="2"/>49809 |</text:p>
      <text:p text:style-name="Standard">+--------+----------+---------+---------+</text:p>
      <text:p text:style-name="Standard">6 rows in set (0.00 sec)</text:p>
      <text:p text:style-name="Standard"/>
      <text:p text:style-name="Standard">mysql&gt; delete from Employee where emp_id=106;</text:p>
      <text:p text:style-name="Standard">Query OK, 1 row affected (0.12 sec)</text:p>
      <text:p text:style-name="Standard"/>
      <text:p text:style-name="Standard">mysql&gt; select * from Employee;</text:p>
      <text:p text:style-name="Standard">+--------+----------+---------+---------+</text:p>
      <text:p text:style-name="Standard">| emp_id | emp_name | emp_age | emp_sal |</text:p>
      <text:p text:style-name="Standard">+--------+----------+---------+---------+</text:p>
      <text:p text:style-name="Standard">| <text:s text:c="3"/>101 | mehnaz <text:s text:c="2"/>| <text:s text:c="5"/>23 | <text:s text:c="2"/>50000 |</text:p>
      <text:p text:style-name="Standard">| <text:s text:c="3"/>102 | alqama <text:s text:c="2"/>| <text:s text:c="5"/>27 | <text:s text:c="2"/>50000 |</text:p>
      <text:p text:style-name="Standard">| <text:s text:c="3"/>103 | sanjeeda | <text:s text:c="5"/>49 | <text:s text:c="2"/>80000 |</text:p>
      <text:p text:style-name="Standard">| <text:s text:c="3"/>104 | Ishakhah | <text:s text:c="5"/>55 | <text:s text:c="2"/>70000 |</text:p>
      <text:p text:style-name="Standard">| <text:s text:c="3"/>105 | sonu <text:s text:c="4"/>| <text:s text:c="5"/>28 | <text:s text:c="2"/>60000 |</text:p>
      <text:p text:style-name="Standard">+--------+----------+---------+---------+</text:p>
      <text:p text:style-name="Standard">5 rows in set (0.00 sec)</text:p>
      <text:p text:style-name="Standard"/>
      <text:p text:style-name="Standard">mysql&gt;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7T20:47:40.935180647</meta:creation-date>
    <dc:date>2023-02-16T09:28:19.177319002</dc:date>
    <meta:editing-duration>PT3M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1" meta:paragraph-count="376" meta:word-count="3204" meta:character-count="18318" meta:non-whitespace-character-count="13869"/>
  </office:meta>
</office:document-meta>
</file>